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MR10" svg:font-family="CMR10"/>
    <style:font-face style:name="Mangal1" svg:font-family="Manga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200%" fo:text-indent="1.27cm" style:auto-text-indent="false"/>
      <style:text-properties style:font-name="Times New Roman" fo:font-size="12pt" style:font-size-asian="12pt" style:font-size-complex="12pt"/>
    </style:style>
    <style:style style:name="P2" style:family="paragraph" style:parent-style-name="Standard">
      <style:paragraph-properties fo:margin-left="0cm" fo:margin-right="0cm" fo:line-height="200%" fo:text-indent="1.27cm" style:auto-text-indent="false"/>
      <style:text-properties style:font-name="Times New Roman" fo:font-size="12pt" fo:font-style="normal" style:font-name-asian="Arial1" style:font-size-asian="12pt" style:font-style-asian="normal" style:font-name-complex="Arial1" style:font-size-complex="12pt" style:font-style-complex="normal"/>
    </style:style>
    <style:style style:name="P3" style:family="paragraph" style:parent-style-name="Standard">
      <style:paragraph-properties fo:margin-left="0cm" fo:margin-right="0cm" fo:line-height="200%" fo:text-indent="1.27cm" style:auto-text-indent="false"/>
      <style:text-properties style:font-name="Times New Roman" fo:font-size="12pt" style:font-name-asian="CMR10" style:font-size-asian="12pt" style:font-name-complex="CMR10" style:font-size-complex="12pt"/>
    </style:style>
    <style:style style:name="P4" style:family="paragraph" style:parent-style-name="Standard">
      <style:paragraph-properties fo:margin-left="0cm" fo:margin-right="0cm" fo:line-height="200%" fo:text-indent="1.27cm" style:auto-text-indent="false"/>
      <style:text-properties style:font-name="Times New Roman" fo:font-size="12pt" fo:font-weight="bold" style:font-size-asian="12pt" style:font-weight-asian="bold" style:font-size-complex="12pt" style:font-weight-complex="bold"/>
    </style:style>
    <style:style style:name="P5" style:family="paragraph" style:parent-style-name="Standard">
      <style:paragraph-properties fo:margin-left="0cm" fo:margin-right="0cm" fo:line-height="200%" fo:text-indent="0cm" style:auto-text-indent="false"/>
      <style:text-properties style:font-name="Times New Roman" fo:font-size="12pt" style:font-size-asian="12pt" style:font-size-complex="12pt"/>
    </style:style>
    <style:style style:name="P6" style:family="paragraph" style:parent-style-name="Standard">
      <style:paragraph-properties fo:margin-left="0cm" fo:margin-right="0cm" fo:line-height="200%" fo:text-align="center" style:justify-single-word="false" fo:text-indent="0cm" style:auto-text-indent="false"/>
      <style:text-properties style:font-name="Times New Roman" fo:font-size="13pt" fo:font-weight="bold" style:font-size-asian="13pt" style:font-weight-asian="bold" style:font-size-complex="13pt" style:font-weight-complex="bold"/>
    </style:style>
    <style:style style:name="P7" style:family="paragraph" style:parent-style-name="Standard">
      <style:paragraph-properties fo:margin-left="0cm" fo:margin-right="0cm" fo:line-height="200%" fo:text-indent="1.27cm" style:auto-text-indent="false"/>
      <style:text-properties style:font-name="Times New Roman" fo:font-size="12pt" style:font-name-asian="Arial1" style:font-size-asian="12pt" style:font-name-complex="Arial1" style:font-size-complex="12pt"/>
    </style:style>
    <style:style style:name="P8" style:family="paragraph" style:parent-style-name="Standard">
      <style:paragraph-properties fo:margin-left="0cm" fo:margin-right="0cm" fo:line-height="200%" fo:text-indent="1.27cm" style:auto-text-indent="false"/>
      <style:text-properties style:font-name="Times New Roman" fo:font-size="12pt" fo:font-weight="bold" style:font-name-asian="Arial1" style:font-size-asian="12pt" style:font-weight-asian="bold" style:font-name-complex="Arial1" style:font-size-complex="12pt" style:font-weight-complex="bold"/>
    </style:style>
    <style:style style:name="P9" style:family="paragraph" style:parent-style-name="Standard">
      <style:paragraph-properties fo:margin-left="0cm" fo:margin-right="0cm" fo:line-height="200%" fo:text-indent="1.27cm" style:auto-text-indent="false"/>
      <style:text-properties style:font-name="Times New Roman" fo:font-size="12pt" style:font-size-asian="12pt" style:font-size-complex="12pt"/>
    </style:style>
    <style:style style:name="P10" style:family="paragraph" style:parent-style-name="Standard">
      <style:paragraph-properties fo:margin-left="0cm" fo:margin-right="0cm" fo:line-height="200%" fo:text-indent="1.27cm" style:auto-text-indent="false"/>
      <style:text-properties style:font-name="Times New Roman" fo:font-size="14pt" fo:font-weight="bold" style:font-size-asian="14pt" style:font-weight-asian="bold" style:font-size-complex="14pt" style:font-weight-complex="bold"/>
    </style:style>
    <style:style style:name="P11" style:family="paragraph" style:parent-style-name="Standard" style:list-style-name="L1">
      <style:paragraph-properties fo:line-height="200%"/>
    </style:style>
    <style:style style:name="P12" style:family="paragraph" style:parent-style-name="Standard" style:list-style-name="L1">
      <style:paragraph-properties fo:line-height="200%"/>
      <style:text-properties style:font-name="Times New Roman" fo:font-size="12pt" style:font-size-asian="12pt" style:font-size-complex="12pt"/>
    </style:style>
    <style:style style:name="T1" style:family="text">
      <style:text-properties style:font-name-asian="Arial1" style:font-name-complex="Arial1"/>
    </style:style>
    <style:style style:name="T2" style:family="text">
      <style:text-properties fo:font-style="normal" style:font-name-asian="Arial1" style:font-style-asian="normal" style:font-name-complex="Arial1" style:font-style-complex="normal"/>
    </style:style>
    <style:style style:name="T3" style:family="text">
      <style:text-properties fo:font-style="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mportance of Diffusion and Confusion on S-Boxes</text:p>
      <text:p text:style-name="P5"><text:tab/><text:span text:style-name="T4">Introduction</text:span></text:p>
      <text:p text:style-name="P5"><text:tab/>This paper presents how S-box design on DES like block ciphers extremely important. Claude E. Shannon presented what kind of properties a crypto system should have in his paper Communication Theory of Secrecy Systems and we will be presenting them. Most important of these properties are diffusion and confusion. We will see how crypto systems will be vulnerable to differential cryptanalysis attacks if S-boxes are not carefully designed.</text:p>
      <text:p text:style-name="P4">Block Cipher</text:p>
      <text:p text:style-name="P1">A block cipher is a type of symmetric-key encryption algorithm that transforms a fixed-length block of plaintext data into a block of ciphertext data of the same length. This transformation takes place under the action of a user-provided secret key. Decryption is performed by applying the reverse transformation to the ciphertext block using the same secret key. The fixed length is called the block size. Some notable block ciphers are DES, IDEA, RC5, AES, Blowfish.</text:p>
      <text:p text:style-name="P4">S-Box Function</text:p>
      <text:p text:style-name="P1">The S-Box is where block ciphers gets their security. S-Boxes works as follows:</text:p>
      <text:p text:style-name="P2">The 48-bit input is separated into eight 6-bit blocks. Each block is subjected to a unique substitution function yielding a 4-bit block as output. This is done by taking the first and last bits of the block to represent a 2-digit binary number (i) in the range of 0 to 3. The middle 4 bits of the block represent a 4-digit binary number (j) in the range of 0 to 15. The unique substitution number to use is the one in the ith row and jth column, which is in the range of 0 to 15 and is represented by a 4-bit block.</text:p>
      <text:p text:style-name="P1"><text:span text:style-name="T2">It is these carefully designed s-boxes that create the properties of the ciphertext </text:span><text:span text:style-name="T1">in DES-</text:span><text:soft-page-break/><text:span text:style-name="T1">like encryption systems. The other parts of the algorithm (expansions, permutations, etc.) are mathematically linear, and can be picked apart very simply. </text:span></text:p>
      <text:p text:style-name="P4">Diffusion and Confusion</text:p>
      <text:p text:style-name="P1"><text:span text:style-name="T1">The only generally accepted design principles for practical ciphers are the concepts of confusion and diffusion suggested by Shannon. </text:span>Massey interprets Shannon's concepts of confusion and diffusion as follows Confusion: “The ciphertext statistics should depend on the plaintext statistics in a manner too complicated to be exploited by the cryptanalyst”. Diffusion: “Each digit of the plaintext and each digit of the secret key should influence many digits of the ciphertext”.</text:p>
      <text:p text:style-name="P3">Most often confusion is added to a block cipher in terms of some well-chosen S-boxes. Diffusion is most often implemented by means of some linear transformation. A typical product cipher, a term invented also by Shannon, uses a mix of S-boxes and linear transformations. By repeating a substitution layer and a linear transformation sufficiently many times one hopes to obtain a strong cipher.</text:p>
      <text:p text:style-name="P4">Differential Cryptanalysis</text:p>
      <text:p text:style-name="P1">There are several attacks for block ciphers. Some of these are differential cryptanalysis, linear cryptanalysis, the exploitation of weak keys, and algebraic attacks.</text:p>
      <text:p text:style-name="P1">Differential cryptanalysis is a type of attack that can be mounted on iterative block ciphers. These techniques were first introduced by Murphy in an attack on FEAL-4, but later improved and perfected by Biham and Shamir who used them to attack DES. Differential cryptanalysis is basically a chosen plaintext attack; it relies on an analysis of the evolution of the differences between two related plaintexts as they are encrypted under the same key. But careful analysis of the available data, probabilties can be assigned to each of the possible keys, and <text:soft-page-break/>eventually the most probable key is identified as the correct one.</text:p>
      <text:p text:style-name="P1">Differential cryptanalysis has been used against a great many ciphers with varying degrees of success. In attacks against DES, its effectiveness is limited by very careful design of the S-boxes during the design of DES in the mid-1970s. Later IBM revealed that they knew about differential cryptanalysis and designed DES resistant to those attacks. This fact reveals the United States' superiority on crypto systems before differential cryptanalysis became publicly known.</text:p>
      <text:p text:style-name="P4">Importance of Diffusion and Confusion on S-box design</text:p>
      <text:p text:style-name="P7">Among the common and well-documented features of s-boxes that are considered viable are those that permit the algorithm to follow the Strict Avalanche Criteria (SAC). The avalanche effect was first published in the cryptography world by Horst Feistel. In that study, it was determined that when an input bit goes through the system, an equal number of 1’s and 0’s on average are the resultant output. This was taken one step further by Webster and Tavares, requiring exactly half of the output bits to change when one input bit changes.</text:p>
      <text:p text:style-name="P8">Conclusion</text:p>
      <text:p text:style-name="P7"><text:span text:style-name="T5">S-boxes are the most important part of block ciphers. Because S-box operations are not linear it gives much more security than linear transformations. Design of S-box should be carefully planned and tested for its vulnerabilities. </text:span>If ciphertext bits doesn't change with equal probability one can use differential cryptanalysis on large enough ciphertexts and reduce the amount of possible keys eventually making the system vulnerable. <text:s/>Strict Avalanche Criteria developed from Shannon's diffusion shows that how Shannon's work in 1940s laid the groundwork for today's cryptosystems. </text:p>
      <text:p text:style-name="P1"/>
      <text:p text:style-name="P10"><text:soft-page-break/>References</text:p>
      <text:list xml:id="list2897589077220880080" text:style-name="L1">
        <text:list-item>
          <text:p text:style-name="P12">Gargiulo, Joe. "S - Box Modifications and Their Effect in DES - like Encryption Systems." SANS Institute, 25 July 2002. Web.</text:p>
        </text:list-item>
        <text:list-item>
          <text:p text:style-name="P11">Knudsen, Lars R. "The Number of Rounds in Block Ciphers." University of Bergen, 12 May 2000. Web.</text:p>
        </text:list-item>
        <text:list-item>
          <text:p text:style-name="P11">Massey, J.L. "Cryptography: Fundamentals and Applications." Advanced Technology Seminars, 1993. Web.</text:p>
        </text:list-item>
        <text:list-item>
          <text:p text:style-name="P11">"Public-Key Cryptography Standards (PKCS)." <text:span text:style-name="T3">RSA Laboratories</text:span>. N.p., n.d. Web. 24 Mar. 2013.</text:p>
        </text:list-item>
        <text:list-item>
          <text:p text:style-name="P11">Shannon, Claude E. "Communication Theory of Secrecy Systems." <text:span text:style-name="T3">Bell System Technical Journal</text:span> 28.4 (1949): 656-715. Pri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MR10" svg:font-family="CMR10"/>
    <style:font-face style:name="Mangal1" svg:font-family="Manga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tr" fo:country="T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1T16:34:03.39</meta:creation-date>
    <dc:date>2013-03-24T19:21:13.94</dc:date>
    <meta:editing-duration>PT15H17M6S</meta:editing-duration>
    <meta:editing-cycles>15</meta:editing-cycles>
    <meta:generator>OpenOffice.org/3.4.1$Win32 OpenOffice.org_project/341m1$Build-9593</meta:generator>
    <meta:document-statistic meta:table-count="0" meta:image-count="0" meta:object-count="0" meta:page-count="4" meta:paragraph-count="26" meta:word-count="906" meta:character-count="5749"/>
  </office:meta>
</office:document-meta>
</file>